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a49f7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adbc6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adbc6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adbc6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dbc6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adbc6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dbc6"/>
    </style:style>
    <style:style style:name="P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dbc6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adbc6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variant="normal" fo:text-transform="none" fo:color="#000000" style:font-name="FreeSans" fo:font-size="11pt" fo:letter-spacing="normal" fo:font-style="normal" fo:font-weight="normal" officeooo:rsid="000ca440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odada Hacker incentiva mulheres nas atividades técnicas ligadas à internet</text:p>
      <text:p text:style-name="P1"/>
      <text:p text:style-name="P1"><text:s/></text:p>
      <text:p text:style-name="P1">Oficina especial para o Fórum Internacional Software Livre (FISL) é voltada para as mulheres que buscam construir projetos e recriar as tecnologias da rede</text:p>
      <text:p text:style-name="P1"><text:s/></text:p>
      <text:p text:style-name="P1"/>
      <text:p text:style-name="P1"><text:bookmark text:name="_GoBack"/>Na busca de incentivar o desenvolvimento das mulheres na parte de engenharia e programação web a Rodada Hacker especial da 15ª edição do Fórum Internacional Software Livre (FISL15) dá liberdade às meninas para colocar em prática suas ideias de projetos. Para auxiliar as aspirantes a programadoras, tutores com habilidades diferentes estarão à disposição para o desenvolvimento do projeto.</text:p>
      <text:p text:style-name="P1"/>
      <text:p text:style-name="P1">Cada tutor ficará responsável por 6 desenvolvedoras que poderão se agrupar conforme a ideia que queiram colocar em prática. A rodada tem duração de 7 horas (das 09h às 18h) então as interessadas em participar deverão pensar em projetos que possam ser realizados em tempo suficiente para o fim da oficina.</text:p>
      <text:p text:style-name="P1"/>
      <text:p text:style-name="P1">O objetivo do evento é gerar autonomia para que todas as participantes possam criar e desenvolver sites, games e aplicativos de celular. O importante é que todas possam trabalhar com suas características e preferências e conseguir, assim, desenvolver suas habilidades. </text:p>
      <text:p text:style-name="P1"/>
      <text:p text:style-name="P2">A Rodada Hacker acontece no dia 7 de maio, primeiro dia do FISL15, das 9h às 18h, no 7º andar do Centro de eventos da PUCRS. As inscrições são gratuitas e limitadas, e podem ser feitas pelo site <text:a xlink:type="simple" xlink:href="http://bit.ly/1flFoxb">http://bit.ly/1flFoxb</text:a>. É necessário levar laptop próprio. O evento oferece tomadas e wireless para a participação na oficina.</text:p>
      <text:p text:style-name="P1"/>
      <text:p text:style-name="P1"/>
      <text:p text:style-name="P3">Sobre o FISL </text:p>
      <text:p text:style-name="P4"/>
      <text:p text:style-name="P4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4"/>
      <text:p text:style-name="P3">Assessoria de Imprensa </text:p>
      <text:p text:style-name="P4">Fones: (51) 3361.6016 / (51) 8536.0690 / (51) 8536.0691 </text:p>
      <text:p text:style-name="P4">E-mail: <text:s/>playpress@playpress.com.br</text:p>
      <text:p text:style-name="P4"/>
      <text:p text:style-name="P4">Redação: Mariana da Rosa </text:p>
      <text:p text:style-name="P4">Coordenação: Marcelo Matusiak</text:p>
      <text:p text:style-name="P5"/>
      <text:p text:style-name="P6">Material promocional do FISL e logotipo em alta resolução e vetorial:</text:p>
      <text:p text:style-name="P8"><text:a xlink:type="simple" xlink:href="http://comunicacao.softwarelivre.org/fisl15"><text:span text:style-name="T2">http://comunicacao.softwarelivre.org/fisl15</text:span></text:a></text:p>
      <text:p text:style-name="P11"/>
      <text:p text:style-name="P12">Fotos em alta resolução da última edição do FISL:</text:p>
      <text:p text:style-name="P7"><text:a xlink:type="simple" xlink:href="https://www.flickr.com/photos/fisl14"><text:span text:style-name="T1">https://www.flickr.com/photos/fisl14</text:span></text:a></text:p>
      <text:p text:style-name="P7"><text:a xlink:type="simple" xlink:href="http://comunicacao.softwarelivre.org/fisl15"><text:span text:style-name="T3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7</meta:editing-cycles>
    <meta:creation-date>2014-04-30T13:37:00</meta:creation-date>
    <dc:date>2014-05-05T12:27:19.976383869</dc:date>
    <meta:editing-duration>PT1S</meta:editing-duration>
    <meta:generator>LibreOffice/4.1.3.2$Linux_x86 LibreOffice_project/410m0$Build-2</meta:generator>
    <meta:document-statistic meta:table-count="0" meta:image-count="0" meta:object-count="0" meta:page-count="1" meta:paragraph-count="19" meta:word-count="342" meta:character-count="2288" meta:non-whitespace-character-count="19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